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D30000016C778CF8DC.png" manifest:media-type="image/png"/>
  <manifest:file-entry manifest:full-path="Pictures/10000000000000D90000006D61FAD8C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cm" fo:break-before="auto" fo:break-after="auto" style:writing-mode="lr-tb"/>
    </style:style>
    <style:style style:name="P2" style:family="paragraph" style:parent-style-name="Standard">
      <style:paragraph-properties fo:margin-top="0cm" fo:margin-bottom="0cm" loext:contextual-spacing="false" style:line-height-at-least="0cm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rsid="000d4dac" officeooo:paragraph-rsid="000d4dac"/>
    </style:style>
    <style:style style:name="P4" style:family="paragraph" style:parent-style-name="Heading_20_1" style:master-page-name="">
      <style:paragraph-properties fo:margin-left="0cm" fo:margin-right="0cm" fo:margin-top="0cm" fo:margin-bottom="0cm" loext:contextual-spacing="false" style:line-height-at-least="0cm" fo:text-align="start" style:justify-single-word="false" fo:keep-together="always" fo:orphans="2" fo:widows="2" fo:text-indent="0cm" style:auto-text-indent="false" style:page-number="auto" fo:break-before="auto" fo:break-after="auto" fo:keep-with-next="always" style:writing-mode="lr-tb">
        <style:tab-stops/>
      </style:paragraph-properties>
      <style:text-properties fo:font-weight="bold" officeooo:paragraph-rsid="000cbcfb" style:font-weight-asian="bold" style:font-weight-complex="bold"/>
    </style:style>
    <style:style style:name="P5" style:family="paragraph" style:parent-style-name="Heading_20_1" style:master-page-name="Standard">
      <style:paragraph-properties fo:margin-top="0cm" fo:margin-bottom="0cm" loext:contextual-spacing="false" style:line-height-at-least="0cm" style:page-number="auto" fo:break-before="auto" fo:break-after="auto" style:writing-mode="lr-tb"/>
    </style:style>
    <style:style style:name="P6" style:family="paragraph" style:parent-style-name="Text_20_body">
      <style:paragraph-properties fo:margin-top="0cm" fo:margin-bottom="0cm" loext:contextual-spacing="false" style:line-height-at-least="0cm"/>
      <style:text-properties fo:color="#0000cc"/>
    </style:style>
    <style:style style:name="P7" style:family="paragraph" style:parent-style-name="Text_20_body" style:list-style-name="LS1">
      <style:paragraph-properties fo:margin-top="0cm" fo:margin-bottom="0cm" loext:contextual-spacing="false" style:line-height-at-least="0cm"/>
      <style:text-properties fo:color="#0000cc"/>
    </style:style>
    <style:style style:name="P8" style:family="paragraph" style:parent-style-name="Text_20_body" style:list-style-name="L1">
      <style:paragraph-properties fo:margin-top="0cm" fo:margin-bottom="0cm" loext:contextual-spacing="false" style:line-height-at-least="0cm"/>
      <style:text-properties fo:color="#0000cc"/>
    </style:style>
    <style:style style:name="P9" style:family="paragraph" style:parent-style-name="Text_20_body" style:list-style-name="L2">
      <style:paragraph-properties fo:margin-top="0cm" fo:margin-bottom="0cm" loext:contextual-spacing="false" style:line-height-at-least="0cm"/>
      <style:text-properties fo:color="#0000cc"/>
    </style:style>
    <style:style style:name="P10" style:family="paragraph" style:parent-style-name="Text_20_body" style:list-style-name="L3">
      <style:paragraph-properties fo:margin-top="0cm" fo:margin-bottom="0cm" loext:contextual-spacing="false" style:line-height-at-least="0cm"/>
      <style:text-properties fo:color="#0000cc"/>
    </style:style>
    <style:style style:name="P11" style:family="paragraph" style:parent-style-name="Text_20_body" style:list-style-name="L4">
      <style:paragraph-properties fo:margin-top="0cm" fo:margin-bottom="0cm" loext:contextual-spacing="false" style:line-height-at-least="0cm"/>
      <style:text-properties fo:color="#0000cc"/>
    </style:style>
    <style:style style:name="P12" style:family="paragraph" style:parent-style-name="Text_20_body">
      <style:paragraph-properties fo:margin-top="0cm" fo:margin-bottom="0cm" loext:contextual-spacing="false" style:line-height-at-least="0cm"/>
    </style:style>
    <style:style style:name="P13" style:family="paragraph" style:parent-style-name="Text_20_body" style:list-style-name="LS1">
      <style:paragraph-properties fo:margin-top="0cm" fo:margin-bottom="0cm" loext:contextual-spacing="false" style:line-height-at-least="0cm"/>
    </style:style>
    <style:style style:name="P14" style:family="paragraph" style:parent-style-name="Text_20_body" style:list-style-name="L1">
      <style:paragraph-properties fo:margin-top="0cm" fo:margin-bottom="0cm" loext:contextual-spacing="false" style:line-height-at-least="0cm"/>
    </style:style>
    <style:style style:name="P15" style:family="paragraph" style:parent-style-name="Text_20_body" style:list-style-name="L4">
      <style:paragraph-properties fo:margin-top="0cm" fo:margin-bottom="0cm" loext:contextual-spacing="false" style:line-height-at-least="0cm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000000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5" style:family="text">
      <style:text-properties fo:color="#003399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6" style:family="text">
      <style:text-properties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7" style:family="text">
      <style:text-properties officeooo:rsid="000ce707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cc"/>
    </style:style>
    <style:style style:name="T10" style:family="text">
      <style:text-properties fo:color="#0000cc" fo:font-weight="normal" style:font-weight-asian="normal" style:font-weight-complex="normal"/>
    </style:style>
    <style:style style:name="T11" style:family="text">
      <style:text-properties fo:color="#0000cc" officeooo:rsid="000ce707"/>
    </style:style>
    <style:style style:name="T12" style:family="text">
      <style:text-properties officeooo:rsid="000d4dac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0"/>
      <text:h text:style-name="P4" text:outline-level="10"><text:bookmark text:name="h.c9j3c6d1u6md"/>Pràctica PA0. Fases del desenvolupament d’una aplicació. Metodologia Mètrica.</text:h>
      <text:p text:style-name="P1">El desenvolupament d’una aplicació o programa informàtic implica una sèrie de passos. Per a definir aquests passos s’han creat una sèrie de metodologies que ajuden en el procés de creació de software. </text:p>
      <text:p text:style-name="P1"/>
      <text:p text:style-name="P1">Dintre d’aquestes metodologies hi ha <text:a xlink:type="simple" xlink:href="https://es.wikipedia.org/wiki/MÉTRICA" text:style-name="Internet_20_link" text:visited-style-name="Visited_20_Internet_20_Link">Mètrica</text:a><text:a xlink:type="simple" xlink:href="https://es.wikipedia.org/wiki/MÉTRICA" text:style-name="Internet_20_link" text:visited-style-name="Visited_20_Internet_20_Link"> </text:a><text:a xlink:type="simple" xlink:href="https://es.wikipedia.org/wiki/MÉTRICA" text:style-name="Internet_20_link" text:visited-style-name="Visited_20_Internet_20_Link">v</text:a><text:a xlink:type="simple" xlink:href="https://es.wikipedia.org/wiki/MÉTRICA" text:style-name="Internet_20_link" text:visited-style-name="Visited_20_Internet_20_Link">3.0.</text:a> Ha estat desenvolupada pel Ministeri d’Administracions Públiques (<text:a xlink:type="simple" xlink:href="http://administracionelectronica.gob.es/pae_Home/pae_Documentacion/pae_Metodolog/pae_Metrica_v3.html#.V9kr48KLQ8o" text:style-name="Internet_20_link" text:visited-style-name="Visited_20_Internet_20_Link"><text:span text:style-name="T3">enllaç</text:span></text:a>). Es tracta d’una metodologia per a la planificació, desenvolupament i manteniment dels sistemes d’informació d’una organització. Per al desenvolupament de programari cal fixar-se en la part que fa referència al desenvolupament dels sistemes d’informació (SI), dins la metodologia Mètrica. Divideix el desenvolupament en 5 fases, que se segueixen de forma seqüencial:</text:p>
      <text:p text:style-name="P2"/>
      <text:list xml:id="list4097344831691317392" text:style-name="LS1">
        <text:list-item>
          <text:p text:style-name="P13">Estudi de viabilitat del sistema</text:p>
          <text:p text:style-name="P7">Describe la solucion a un problema planteado por el usuario despues de estudiar los requisitos y valorado otras posibles soluci<text:bookmark text:name="autolink2"/>ones. </text:p>
          <text:p text:style-name="P7">La solucion deberia ser a corto plazo y encajar en el <text:bookmark text:name="autolink1"/>Plan de <text:bookmark text:name="autolink"/>Sistemas de Información, si lo hubiera, o en las políticas estratégicas técnicas y de gestión </text:p>
          <text:p text:style-name="P7">El resultado del proceso es un documento </text:p>
        </text:list-item>
      </text:list>
      <text:p text:style-name="P12"><text:span text:style-name="T4"/></text:p>
      <text:list xml:id="list194954266191232" text:continue-numbering="true" text:style-name="LS1">
        <text:list-item>
          <text:p text:style-name="P13">Anàlisi del sistema d’informació</text:p>
          <text:p text:style-name="P13"><text:span text:style-name="T9">Debe presentarse y entenderse el </text:span><text:bookmark text:name="autolink3"/><text:a xlink:type="simple" xlink:href="http://www.monografias.com/trabajos7/doin/doin.shtml" text:style-name="Internet_20_link" text:visited-style-name="Visited_20_Internet_20_Link">dominio</text:a><text:span text:style-name="T9"> de la información de un problema.</text:span></text:p>
          <text:p text:style-name="P8">Defina las funciones que debe realizar el Software.</text:p>
          <text:p text:style-name="P8">Represente el comportamiento del software a consecuencias de acontecimientos externos.</text:p>
          <text:p text:style-name="P14"><text:span text:style-name="T9">Divida en forma jerárquica los </text:span><text:bookmark text:name="autolink4"/><text:a xlink:type="simple" xlink:href="http://www.monografias.com/trabajos/adolmodin/adolmodin.shtml" text:style-name="Internet_20_link" text:visited-style-name="Visited_20_Internet_20_Link">modelos</text:a><text:span text:style-name="T9"> que representan la información, funciones y comportamiento.</text:span></text:p>
        </text:list-item>
      </text:list>
      <text:p text:style-name="P12"><text:span text:style-name="Emphasis"><text:span text:style-name="T10"><text:tab/>se lleva a cabo teniendo en cuenta los siguientes </text:span></text:span><text:bookmark text:name="autolink5"/><text:span text:style-name="Emphasis"><text:span text:style-name="T10">objetivos en mente:</text:span></text:span></text:p>
      <text:list xml:id="list5542227545763704510" text:style-name="L2">
        <text:list-header>
          <text:p text:style-name="P9">Identifique las necesidades del <text:bookmark text:name="autolink6"/>Cliente.</text:p>
          <text:p text:style-name="P9">Evalúe que conceptos tiene el cliente del sistema para establecer su viabilidad.</text:p>
          <text:p text:style-name="P9">Realice un Análisis Técnico y económico.</text:p>
          <text:p text:style-name="P9">Asigne funciones al Hardware, Software, <text:bookmark text:name="autolink8"/>personal, <text:bookmark text:name="autolink7"/>base de datos, y otros elementos del Sistema.</text:p>
          <text:p text:style-name="P9">Establezca las restricciones de <text:bookmark text:name="autolink10"/>presupuestos y <text:bookmark text:name="autolink9"/>planificación temporal.</text:p>
        </text:list-header>
      </text:list>
      <text:p text:style-name="P6"/>
      <text:list xml:id="list194954917672701" text:continue-numbering="true" text:style-name="L2">
        <text:list-header>
          <text:p text:style-name="P9">Cree una definición del sistema que forme el fundamento de todo <text:bookmark text:name="autolink12"/>el trabajo de <text:bookmark text:name="autolink11"/>Ingeniería.</text:p>
        </text:list-header>
      </text:list>
      <text:p text:style-name="P12"/>
      <text:list xml:id="list194955447952152" text:continue-list="list194954266191232" text:style-name="LS1">
        <text:list-item>
          <text:p text:style-name="P13">Disseny del sistema d’informació</text:p>
          <text:p text:style-name="P7">Es un Conjunto de elementos organizados para llevar a cabo algunos <text:bookmark text:name="autolink15"/>métodos, <text:bookmark text:name="autolink14"/>procedimientos o <text:bookmark text:name="autolink13"/>control mediante el proceso de información.</text:p>
        </text:list-item>
      </text:list>
      <text:p text:style-name="P6"><text:span text:style-name="T6"/></text:p>
      <text:list xml:id="list194955128500815" text:continue-numbering="true" text:style-name="LS1">
        <text:list-item>
          <text:p text:style-name="P13">Construcció del sistema d’informació</text:p>
          <text:p text:style-name="P13"><text:span text:style-name="T11">T</text:span><text:span text:style-name="T9">iene como objetivo final la construcción y prueba de los distintos componentes del sistema de información, a partir del conjunto de especificaciones lógicas y físicas del mismo, obtenido en el proceso de Diseño del Sistema de Información (DSI). Se desarrollan los procedimientos de operación y seguridad y se elaboran los manuales de usuario final y de explotación, estos últimos cuando proceda.</text:span></text:p>
        </text:list-item>
      </text:list>
      <text:p text:style-name="P6"><text:tab/>Como resultado de dicho proceso se obtiene:</text:p>
      <text:list xml:id="list162239962607022776" text:style-name="L3">
        <text:list-item>
          <text:p text:style-name="P10">Resultado de las pruebas unitarias. </text:p>
        </text:list-item>
      </text:list>
      <text:p text:style-name="P6"/>
      <text:p text:style-name="P6"><text:soft-page-break/></text:p>
      <text:p text:style-name="P6"/>
      <text:list xml:id="list194954583083297" text:continue-numbering="true" text:style-name="L3">
        <text:list-item>
          <text:p text:style-name="P10">Evaluación del resultado de las pruebas de integración. </text:p>
        </text:list-item>
        <text:list-item>
          <text:p text:style-name="P10">Evaluación del resultado de las pruebas del sistema. </text:p>
        </text:list-item>
        <text:list-item>
          <text:p text:style-name="P10">Producto software: </text:p>
        </text:list-item>
      </text:list>
      <text:list xml:id="list194955690039420" text:continue-list="list194955128500815" text:style-name="LS1">
        <text:list-header>
          <text:p text:style-name="P13"/>
        </text:list-header>
        <text:list-item>
          <text:p text:style-name="P13">Implantació i acceptació del sistema d’informació</text:p>
        </text:list-item>
      </text:list>
      <text:p text:style-name="P6"><text:tab/><text:span text:style-name="T12">T</text:span>iene como objetivo principal, la entrega y aceptación del sistema en su totalidad, <text:tab/>que puede comprender varios sistemas de información desarrollados de manera <text:tab/>independiente, según se haya establecido en el proceso de Estudio de Viabilidad del <text:tab/>Sistema (EVS), y un segundo objetivo que es llevar a cabo las actividades oportunas <text:tab/>para el paso a producción del sistema.</text:p>
      <text:p text:style-name="P6"><text:tab/>Se establece el plan de implantación, una vez revisada la estrategia de implantación <text:tab/>y se detalla el equipo que lo realizará.</text:p>
      <text:p text:style-name="P6"/>
      <text:p text:style-name="P6"><text:tab/>Como resultado de este proceso se obtienen los siguientes productos:</text:p>
      <text:list xml:id="list3163676462680076428" text:style-name="L4">
        <text:list-item>
          <text:p text:style-name="P15"><text:span text:style-name="T9">Plan de implantación del sistema en su totalidad. </text:span></text:p>
        </text:list-item>
        <text:list-item>
          <text:p text:style-name="P11">Equipo de implantación que realizará la implantación. </text:p>
        </text:list-item>
        <text:list-item>
          <text:p text:style-name="P11">Plan de formación del equipo de implantación (esquema, materiales, recursos necesarios, planificación y especificación de la formación de usuarios finales). </text:p>
        </text:list-item>
        <text:list-item>
          <text:p text:style-name="P11">Evaluación de las pruebas de implantación del sistema por parte del usuario de operación. </text:p>
        </text:list-item>
        <text:list-item>
          <text:p text:style-name="P11">Evaluación de las pruebas de aceptación del sistema por parte del usuario final. </text:p>
        </text:list-item>
        <text:list-item>
          <text:p text:style-name="P11">Plan de mantenimiento previo al paso a producción. </text:p>
        </text:list-item>
        <text:list-item>
          <text:p text:style-name="P11">Acuerdo de nivel de servicio del sistema. </text:p>
        </text:list-item>
        <text:list-item>
          <text:p text:style-name="P11">Sistema en producción. </text:p>
        </text:list-item>
      </text:list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officeooo:rsid="000d4dac" officeooo:paragraph-rsid="000d4dac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tab/> <text:s text:c="5"/><text:tab/>Cristian Javier Ramirez Arroyo<draw:frame draw:style-name="Mfr1" draw:name="1" text:anchor-type="char" svg:x="-0.153cm" svg:y="-0.191cm" svg:width="4.233cm" svg:height="2.117cm" draw:z-index="3"><draw:image xlink:href="Pictures/10000000000000D90000006D61FAD8C2.jpg" xlink:type="simple" xlink:show="embed" xlink:actuate="onLoad"/></draw:frame><draw:frame draw:style-name="Mfr2" draw:name="Imatge1" text:anchor-type="char" svg:x="10.901cm" svg:y="0.489cm" svg:width="7.295cm" svg:height="1.515cm" draw:z-index="1"><draw:image xlink:href="Pictures/10000000000006D30000016C778CF8DC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title/>
    <meta:initial-creator/>
    <meta:editing-cycles>4</meta:editing-cycles>
    <dc:date>2016-09-20T19:49:53.416843945</dc:date>
    <meta:editing-duration>PT24M17S</meta:editing-duration>
    <meta:document-statistic meta:table-count="0" meta:image-count="2" meta:object-count="0" meta:page-count="2" meta:paragraph-count="42" meta:word-count="616" meta:character-count="4001" meta:non-whitespace-character-count="3423"/>
  </office:meta>
</office:document-meta>
</file>